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1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NMD442 class</text:p>
            <text:p>- Music: Field recording(s) DUE</text:p>
            <text:p>- Music: Reading DUE: “Out of the Studios”</text:p>
          </table:table-cell>
          <table:table-cell table:number-columns-repeated="13"/>
          <table:table-cell office:value-type="string" calcext:value-type="string">
            <text:p>1 (in morning)</text:p>
          </table:table-cell>
          <table:table-cell table:number-columns-repeated="1001"/>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 style:data-style-name="N2" text:time-value="07:45:55.69940439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2T07:46:51.545031382</dc:date>
    <meta:creation-date>2016-09-05T22:47:24Z</meta:creation-date>
    <meta:editing-cycles>1270</meta:editing-cycles>
    <meta:editing-duration>P25DT10H35M48S</meta:editing-duration>
    <meta:generator>LibreOffice/5.2.7.2$Linux_X86_64 LibreOffice_project/20m0$Build-2</meta:generator>
    <meta:document-statistic meta:table-count="4" meta:cell-count="3981" meta:object-count="0"/>
  </office:meta>
</office:document-meta>
</file>